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eeeee" draw:textarea-horizontal-align="justify" draw:textarea-vertical-align="top" draw:auto-grow-height="false" fo:min-height="17.15cm" fo:min-width="19.948cm"/>
    </style:style>
    <style:style style:name="gr2" style:family="graphic" style:parent-style-name="standard">
      <style:graphic-properties draw:fill="solid" draw:fill-color="#b2b2b2" draw:textarea-horizontal-align="justify" draw:textarea-vertical-align="top" draw:auto-grow-height="false" fo:min-height="4.312cm" fo:min-width="1.9cm" draw:shadow="visible"/>
    </style:style>
    <style:style style:name="gr3" style:family="graphic" style:parent-style-name="standard">
      <style:graphic-properties draw:fill="solid" draw:fill-color="#579d1c" draw:textarea-horizontal-align="justify" draw:textarea-vertical-align="middle" draw:auto-grow-height="false" fo:min-height="3.498cm" fo:min-width="3.3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9999ff" draw:textarea-horizontal-align="justify" draw:textarea-vertical-align="top" draw:auto-grow-height="false" fo:min-height="3.25cm" fo:min-width="5.1cm"/>
    </style:style>
    <style:style style:name="gr6" style:family="graphic" style:parent-style-name="standard">
      <style:graphic-properties draw:fill="solid" draw:fill-color="#b2b2b2" draw:textarea-horizontal-align="justify" draw:textarea-vertical-align="top" draw:auto-grow-height="false" fo:min-height="4.75cm" fo:min-width="2.734cm"/>
    </style:style>
    <style:style style:name="gr7" style:family="graphic" style:parent-style-name="objectwithoutfill">
      <style:graphic-properties draw:marker-end="Arrow" draw:marker-end-width="0.3cm" draw:fill="none" draw:fill-color="#b2b2b2" draw:textarea-vertical-align="middle"/>
    </style:style>
    <style:style style:name="gr8" style:family="graphic" style:parent-style-name="standard">
      <style:graphic-properties draw:fill="solid" draw:fill-color="#9999ff" draw:textarea-horizontal-align="justify" draw:textarea-vertical-align="top" draw:auto-grow-height="false" fo:min-height="2.876cm" fo:min-width="4.1cm"/>
    </style:style>
    <style:style style:name="gr9" style:family="graphic" style:parent-style-name="standard">
      <style:graphic-properties draw:fill="solid" draw:fill-color="#b2b2b2" draw:textarea-horizontal-align="justify" draw:textarea-vertical-align="middle" draw:auto-grow-height="false" fo:min-height="4.65cm" fo:min-width="3.8cm"/>
    </style:style>
    <style:style style:name="gr10" style:family="graphic" style:parent-style-name="standard">
      <style:graphic-properties draw:fill="solid" draw:fill-color="#9999ff" draw:textarea-horizontal-align="justify" draw:textarea-vertical-align="top" draw:auto-grow-height="false" fo:min-height="5.45cm" fo:min-width="2.4cm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448cm" svg:height="17.4cm" svg:x="7.7cm" svg:y="1.6cm">
          <text:p text:style-name="P1">Colony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2.3cm" svg:height="2.2cm" svg:x="8.3cm" svg:y="2cm">
          <text:p text:style-name="P1">Mines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5.4cm" svg:height="5.3cm" svg:x="1.437cm" svg:y="1.325cm">
          <text:p text:style-name="P1">Planet Mineral</text:p>
          <text:p text:style-name="P1">Deposits</text:p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line-skew="-0.251cm" svg:x1="6.837cm" svg:y1="3.975cm" svg:x2="8.3cm" svg:y2="3.1cm" draw:start-shape="id1" draw:start-glue-point="10" draw:end-shape="id2" draw:end-glue-point="3" svg:d="m6837 3975h481v-875h982" svg:viewBox="0 0 1464 876">
          <text:p/>
        </draw:connector>
        <draw:custom-shape draw:style-name="gr5" draw:text-style-name="P1" xml:id="id3" draw:id="id3" draw:layer="layout" svg:width="5.3cm" svg:height="2.9cm" svg:x="8.4cm" svg:y="5.8cm">
          <draw:glue-point draw:id="4" svg:x="5.001cm" svg:y="-2.428cm" draw:escape-direction="horizontal"/>
          <text:p text:style-name="P1">Raw </text:p>
          <text:p text:style-name="P1">Mineral Stockpile</text:p>
          <draw:enhanced-geometry svg:viewBox="0 0 21600 21600" draw:type="rectangle" draw:enhanced-path="M 0 0 L 21600 0 21600 21600 0 21600 0 0 Z N"/>
        </draw:custom-shape>
        <draw:custom-shape draw:style-name="gr6" draw:text-style-name="P1" xml:id="id4" draw:id="id4" draw:layer="layout" svg:width="3.234cm" svg:height="3.7cm" svg:x="15.8cm" svg:y="2.6cm">
          <draw:glue-point draw:id="4" svg:x="-5cm" svg:y="1.756cm" draw:escape-direction="left"/>
          <text:p text:style-name="P1">Refinery</text:p>
          <text:p text:style-name="P1"/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line-skew="-0.3cm" svg:x1="13.7cm" svg:y1="6.546cm" svg:x2="15.8cm" svg:y2="4.45cm" draw:start-shape="id3" draw:start-glue-point="4" draw:end-shape="id4" draw:end-glue-point="3" svg:d="m13700 6546h750v-2096h1350" svg:viewBox="0 0 2101 2097">
          <text:p/>
        </draw:connector>
        <draw:custom-shape draw:style-name="gr8" draw:text-style-name="P1" xml:id="id5" draw:id="id5" draw:layer="layout" svg:width="5.3cm" svg:height="3.126cm" svg:x="8.5cm" svg:y="10.474cm">
          <draw:glue-point draw:id="4" svg:x="5cm" svg:y="-2.357cm" draw:escape-direction="right"/>
          <text:p text:style-name="P1">Refined </text:p>
          <text:p text:style-name="P1">Mats Stockpile</text:p>
          <text:p text:style-name="P1"/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line-skew="1.313cm" svg:x1="17.417cm" svg:y1="6.3cm" svg:x2="11.15cm" svg:y2="10.474cm" draw:start-shape="id4" draw:start-glue-point="2" draw:end-shape="id5" draw:end-glue-point="0" svg:d="m17417 6300v3400h-6267v774" svg:viewBox="0 0 6268 4175">
          <text:p/>
        </draw:connector>
        <draw:connector draw:style-name="gr7" draw:text-style-name="P1" draw:layer="layout" svg:x1="13.8cm" svg:y1="11.301cm" svg:x2="15.8cm" svg:y2="5.099cm" draw:start-shape="id5" draw:start-glue-point="4" draw:end-shape="id4" draw:end-glue-point="4" svg:d="m13800 11301h1000v-6202h1000" svg:viewBox="0 0 2001 6203">
          <text:p/>
        </draw:connector>
        <draw:custom-shape draw:style-name="gr9" draw:text-style-name="P1" xml:id="id6" draw:id="id6" draw:layer="layout" svg:width="4.3cm" svg:height="4.9cm" svg:x="22.4cm" svg:y="2.4cm">
          <draw:glue-point draw:id="4" svg:x="-5cm" svg:y="1.938cm"/>
          <text:p text:style-name="P1">Construction </text:p>
          <text:p text:style-name="P1">Facility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line-skew="2cm" svg:x1="13.7cm" svg:y1="7.25cm" svg:x2="22.4cm" svg:y2="4.85cm" draw:start-shape="id3" draw:start-glue-point="1" draw:end-shape="id6" draw:end-glue-point="3" svg:d="m13700 7250h6350v-2400h2350" svg:viewBox="0 0 8701 2401">
          <text:p/>
        </draw:connector>
        <draw:connector draw:style-name="gr7" draw:text-style-name="P1" draw:layer="layout" draw:line-skew="2.8cm" svg:x1="13.8cm" svg:y1="12.037cm" svg:x2="22.4cm" svg:y2="5.799cm" draw:start-shape="id5" draw:start-glue-point="1" draw:end-shape="id6" draw:end-glue-point="4" svg:d="m13800 12037h7100v-6238h1500" svg:viewBox="0 0 8601 6239">
          <text:p/>
        </draw:connector>
        <draw:custom-shape draw:style-name="gr10" draw:text-style-name="P1" xml:id="id7" draw:id="id7" draw:layer="layout" svg:width="5.7cm" svg:height="3.9cm" svg:x="8.2cm" svg:y="14.8cm">
          <text:p text:style-name="P1">Component</text:p>
          <text:p text:style-name="P1">Fighter</text:p>
          <text:p text:style-name="P1">stockpile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line-skew="2.95cm" svg:x1="24.55cm" svg:y1="7.3cm" svg:x2="11.05cm" svg:y2="14.8cm" draw:start-shape="id6" draw:start-glue-point="2" draw:end-shape="id7" svg:d="m24550 7300v6700h-13500v800" svg:viewBox="0 0 13501 7501">
          <text:p/>
        </draw:connector>
        <draw:custom-shape draw:style-name="gr11" draw:text-style-name="P1" draw:layer="layout" svg:width="4.4cm" svg:height="1.1cm" svg:x="8.9cm" svg:y="12.4cm">
          <text:p text:style-name="P1">Fuel/Special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line-skew="-0.201cm" svg:x1="10.6cm" svg:y1="3.1cm" svg:x2="11.05cm" svg:y2="5.8cm" draw:start-shape="id2" draw:start-glue-point="1" draw:end-shape="id3" draw:end-glue-point="0" svg:d="m10600 3100h500v2000h-50v700" svg:viewBox="0 0 501 2701">
          <text:p/>
        </draw:connector>
        <draw:custom-shape draw:style-name="gr11" draw:text-style-name="P1" draw:layer="layout" svg:width="5cm" svg:height="1cm" svg:x="8.6cm" svg:y="17.6cm">
          <text:p text:style-name="P1">Ammo/Special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Z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0-11T22:55:17.395000000</meta:creation-date>
    <dc:date>2016-04-09T09:11:14.32</dc:date>
    <meta:editing-duration>PT4M22S</meta:editing-duration>
    <meta:editing-cycles>2</meta:editing-cycles>
    <meta:generator>LibreOffice/3.6$Windows_x86 LibreOffice_project/5b93205-6e6b3fc-7830f6d-c08ad66-1d9bf4</meta:generator>
    <meta:document-statistic meta:object-count="18"/>
  </office:meta>
</office:document-meta>
</file>